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tserrat" svg:font-family="Montserrat"/>
    <style:font-face style:name="Montserrat1" svg:font-family="Montserrat" style:font-pitch="variable"/>
    <style:font-face style:name="Montserrat2" svg:font-family="Montserrat" style:font-family-generic="roman" style:font-pitch="variable"/>
    <style:font-face style:name="Montserrat3" svg:font-family="Montserrat"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au1" style:family="table">
      <style:table-properties style:width="18.643cm" fo:margin-left="-0.346cm" table:align="left"/>
    </style:style>
    <style:style style:name="Tableau1.A" style:family="table-column">
      <style:table-column-properties style:column-width="3.745cm"/>
    </style:style>
    <style:style style:name="Tableau1.B" style:family="table-column">
      <style:table-column-properties style:column-width="3.399cm"/>
    </style:style>
    <style:style style:name="Tableau1.C" style:family="table-column">
      <style:table-column-properties style:column-width="3.401cm"/>
    </style:style>
    <style:style style:name="Tableau1.E" style:family="table-column">
      <style:table-column-properties style:column-width="4.699cm"/>
    </style:style>
    <style:style style:name="Tableau1.A1" style:family="table-cell">
      <style:table-cell-properties fo:padding="0.097cm" fo:border-left="0.5pt solid #000000" fo:border-right="none" fo:border-top="0.5pt solid #000000" fo:border-bottom="0.5pt solid #000000"/>
    </style:style>
    <style:style style:name="Tableau1.E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E2" style:family="table-cell">
      <style:table-cell-properties fo:padding="0.097cm" fo:border-left="0.5pt solid #000000" fo:border-right="0.5pt solid #000000" fo:border-top="none" fo:border-bottom="0.5pt solid #000000"/>
    </style:style>
    <style:style style:name="Tableau1.18" style:family="table-row">
      <style:table-row-properties style:min-row-height="1.857cm"/>
    </style:style>
    <style:style style:name="Tableau2" style:family="table">
      <style:table-properties style:width="18.694cm" fo:margin-left="-0.346cm" table:align="left"/>
    </style:style>
    <style:style style:name="Tableau2.A" style:family="table-column">
      <style:table-column-properties style:column-width="3.745cm"/>
    </style:style>
    <style:style style:name="Tableau2.B" style:family="table-column">
      <style:table-column-properties style:column-width="3.399cm"/>
    </style:style>
    <style:style style:name="Tableau2.C" style:family="table-column">
      <style:table-column-properties style:column-width="3.401cm"/>
    </style:style>
    <style:style style:name="Tableau2.E" style:family="table-column">
      <style:table-column-properties style:column-width="4.75cm"/>
    </style:style>
    <style:style style:name="Tableau2.A1" style:family="table-cell">
      <style:table-cell-properties fo:padding="0.097cm" fo:border-left="0.5pt solid #000000" fo:border-right="none" fo:border-top="0.5pt solid #000000" fo:border-bottom="0.5pt solid #000000"/>
    </style:style>
    <style:style style:name="Tableau2.E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E2" style:family="table-cell">
      <style:table-cell-properties fo:padding="0.097cm" fo:border-left="0.5pt solid #000000" fo:border-right="0.5pt solid #000000" fo:border-top="none" fo:border-bottom="0.5pt solid #000000"/>
    </style:style>
    <style:style style:name="P1" style:family="paragraph" style:parent-style-name="Table_20_Contents">
      <style:text-properties officeooo:paragraph-rsid="0013fcbd"/>
    </style:style>
    <style:style style:name="P2" style:family="paragraph" style:parent-style-name="Table_20_Contents">
      <style:text-properties officeooo:rsid="0019e677" officeooo:paragraph-rsid="0019e677"/>
    </style:style>
    <style:style style:name="P3" style:family="paragraph" style:parent-style-name="Heading_20_1">
      <style:text-properties style:font-name="Montserrat" fo:font-size="7pt" fo:font-style="italic" fo:font-weight="normal" officeooo:rsid="0013df22" officeooo:paragraph-rsid="0013df22" style:font-size-asian="7pt" style:font-style-asian="italic" style:font-weight-asian="normal" style:font-size-complex="7pt" style:font-style-complex="italic" style:font-weight-complex="normal"/>
    </style:style>
    <style:style style:name="P4" style:family="paragraph" style:parent-style-name="Table_20_Contents">
      <style:text-properties style:font-name="Montserrat" fo:font-size="7pt" fo:font-style="italic" fo:font-weight="normal" officeooo:rsid="000afc86" officeooo:paragraph-rsid="000afc86" style:font-size-asian="7pt" style:font-style-asian="italic" style:font-weight-asian="normal" style:font-size-complex="7pt" style:font-style-complex="italic" style:font-weight-complex="normal"/>
    </style:style>
    <style:style style:name="P5" style:family="paragraph" style:parent-style-name="Table_20_Contents">
      <style:text-properties style:font-name="Montserrat" fo:font-size="7pt" fo:font-style="italic" fo:font-weight="normal" officeooo:rsid="000afc86" officeooo:paragraph-rsid="0017febc" style:font-size-asian="7pt" style:font-style-asian="italic" style:font-weight-asian="normal" style:font-size-complex="7pt" style:font-style-complex="italic" style:font-weight-complex="normal"/>
    </style:style>
    <style:style style:name="P6" style:family="paragraph" style:parent-style-name="Table_20_Contents">
      <style:text-properties style:font-name="Montserrat" fo:font-size="7pt" fo:font-style="italic" fo:font-weight="normal" officeooo:rsid="000be33a" officeooo:paragraph-rsid="000be33a" style:font-size-asian="7pt" style:font-style-asian="italic" style:font-weight-asian="normal" style:font-size-complex="7pt" style:font-style-complex="italic" style:font-weight-complex="normal"/>
    </style:style>
    <style:style style:name="P7" style:family="paragraph" style:parent-style-name="Table_20_Contents">
      <style:text-properties style:font-name="Montserrat" fo:font-size="7pt" fo:font-style="italic" fo:font-weight="normal" officeooo:rsid="000f8db1" officeooo:paragraph-rsid="000f8db1" style:font-size-asian="7pt" style:font-style-asian="italic" style:font-weight-asian="normal" style:font-size-complex="7pt" style:font-style-complex="italic" style:font-weight-complex="normal"/>
    </style:style>
    <style:style style:name="P8" style:family="paragraph" style:parent-style-name="Table_20_Contents">
      <style:text-properties style:font-name="Montserrat" fo:font-size="7pt" fo:font-style="italic" fo:font-weight="normal" officeooo:rsid="0017febc" officeooo:paragraph-rsid="0017febc" style:font-size-asian="7pt" style:font-style-asian="italic" style:font-weight-asian="normal" style:font-size-complex="7pt" style:font-style-complex="italic" style:font-weight-complex="normal"/>
    </style:style>
    <style:style style:name="P9" style:family="paragraph" style:parent-style-name="Table_20_Contents">
      <style:text-properties style:font-name="Montserrat" fo:font-size="7pt" fo:font-style="italic" officeooo:rsid="0013df22" officeooo:paragraph-rsid="0013df22" style:font-size-asian="7pt" style:font-style-asian="italic" style:font-size-complex="7pt" style:font-style-complex="italic"/>
    </style:style>
    <style:style style:name="P10" style:family="paragraph" style:parent-style-name="Table_20_Contents">
      <style:text-properties style:font-name="Montserrat" fo:font-size="7pt" fo:font-style="italic" officeooo:rsid="0013df22" officeooo:paragraph-rsid="001b582f" style:font-size-asian="7pt" style:font-style-asian="italic" style:font-size-complex="7pt" style:font-style-complex="italic"/>
    </style:style>
    <style:style style:name="P11" style:family="paragraph" style:parent-style-name="Table_20_Contents">
      <style:text-properties style:font-name="Montserrat" fo:font-size="7pt" fo:font-style="italic" officeooo:rsid="001cc760" officeooo:paragraph-rsid="001cc760" style:font-size-asian="7pt" style:font-style-asian="italic" style:font-size-complex="7pt" style:font-style-complex="italic"/>
    </style:style>
    <style:style style:name="P12" style:family="paragraph" style:parent-style-name="Table_20_Contents">
      <style:text-properties style:font-name="Montserrat" fo:font-size="7pt" fo:font-style="italic" officeooo:rsid="000f8db1" officeooo:paragraph-rsid="000f8db1" style:font-size-asian="7pt" style:font-style-asian="italic" style:font-size-complex="7pt" style:font-style-complex="italic"/>
    </style:style>
    <style:style style:name="P13" style:family="paragraph" style:parent-style-name="Table_20_Contents">
      <style:text-properties style:font-name="Montserrat" fo:font-size="7pt" fo:font-style="italic" officeooo:rsid="000afc86" officeooo:paragraph-rsid="000afc86" style:font-size-asian="7pt" style:font-style-asian="italic" style:font-size-complex="7pt" style:font-style-complex="italic"/>
    </style:style>
    <style:style style:name="P14" style:family="paragraph" style:parent-style-name="Table_20_Contents">
      <style:text-properties style:font-name="Montserrat" fo:font-size="7pt" fo:font-style="italic" officeooo:rsid="000be33a" officeooo:paragraph-rsid="000be33a" style:font-size-asian="7pt" style:font-style-asian="italic" style:font-size-complex="7pt" style:font-style-complex="italic"/>
    </style:style>
    <style:style style:name="P15" style:family="paragraph" style:parent-style-name="Table_20_Contents">
      <style:text-properties style:font-name="Montserrat" fo:font-size="7pt" fo:font-style="italic" officeooo:rsid="001061dc" officeooo:paragraph-rsid="001061dc" style:font-size-asian="7pt" style:font-style-asian="italic" style:font-size-complex="7pt" style:font-style-complex="italic"/>
    </style:style>
    <style:style style:name="P16" style:family="paragraph" style:parent-style-name="Table_20_Contents">
      <style:text-properties style:font-name="Montserrat" fo:font-size="7pt" fo:font-style="italic" style:font-size-asian="7pt" style:font-style-asian="italic" style:font-size-complex="7pt" style:font-style-complex="italic"/>
    </style:style>
    <style:style style:name="P17" style:family="paragraph" style:parent-style-name="Table_20_Contents">
      <style:text-properties style:font-name="Montserrat" fo:font-size="7pt" fo:font-style="italic" officeooo:rsid="00123ff4" officeooo:paragraph-rsid="00123ff4" style:font-size-asian="7pt" style:font-style-asian="italic" style:font-size-complex="7pt" style:font-style-complex="italic"/>
    </style:style>
    <style:style style:name="P18" style:family="paragraph" style:parent-style-name="Table_20_Contents">
      <style:text-properties style:font-name="Montserrat" fo:font-size="7pt" fo:font-style="italic" officeooo:paragraph-rsid="00123ff4" style:font-size-asian="7pt" style:font-style-asian="italic" style:font-size-complex="7pt" style:font-style-complex="italic"/>
    </style:style>
    <style:style style:name="P19" style:family="paragraph" style:parent-style-name="Table_20_Contents">
      <style:text-properties style:font-name="Montserrat" fo:font-size="7pt" fo:font-style="italic" officeooo:rsid="0013fcbd" officeooo:paragraph-rsid="0013fcbd" style:font-size-asian="7pt" style:font-style-asian="italic" style:font-size-complex="7pt" style:font-style-complex="italic"/>
    </style:style>
    <style:style style:name="P20" style:family="paragraph" style:parent-style-name="Table_20_Contents">
      <style:text-properties fo:color="#000000" loext:opacity="100%" style:font-name="Montserrat2" fo:font-size="7pt" fo:font-style="italic" officeooo:rsid="001b5be3" officeooo:paragraph-rsid="001b5be3" style:font-name-asian="Montserrat3" style:font-size-asian="7pt" style:font-style-asian="italic" style:font-name-complex="Montserrat3" style:font-size-complex="7pt"/>
    </style:style>
    <style:style style:name="P21" style:family="paragraph" style:parent-style-name="Table_20_Contents">
      <style:text-properties fo:color="#000000" loext:opacity="100%" style:font-name="Montserrat1" fo:font-size="7pt" fo:font-style="italic" officeooo:rsid="0017bfff" officeooo:paragraph-rsid="0017bfff" style:font-size-asian="7pt" style:font-style-asian="italic" style:font-size-complex="7pt" style:font-style-complex="italic"/>
    </style:style>
    <style:style style:name="P22" style:family="paragraph" style:parent-style-name="Table_20_Contents">
      <style:text-properties style:font-name="Montserrat1" fo:font-size="7pt" fo:font-style="italic" officeooo:rsid="0005388b" officeooo:paragraph-rsid="0005388b" style:font-size-asian="7pt" style:font-style-asian="italic" style:font-size-complex="7pt" style:font-style-complex="italic"/>
    </style:style>
    <style:style style:name="P23" style:family="paragraph" style:parent-style-name="Table_20_Contents">
      <style:text-properties style:font-name="Montserrat1" fo:font-size="7pt" fo:font-style="italic" officeooo:rsid="0005388b" officeooo:paragraph-rsid="0017bfff" style:font-size-asian="7pt" style:font-style-asian="italic" style:font-size-complex="7pt" style:font-style-complex="italic"/>
    </style:style>
    <style:style style:name="P24" style:family="paragraph" style:parent-style-name="Table_20_Contents">
      <style:text-properties style:font-name="Montserrat1" fo:font-size="7pt" fo:font-style="italic" officeooo:rsid="0005388b" officeooo:paragraph-rsid="001d1928" style:font-size-asian="7pt" style:font-style-asian="italic" style:font-size-complex="7pt" style:font-style-complex="italic"/>
    </style:style>
    <style:style style:name="P25" style:family="paragraph" style:parent-style-name="Table_20_Contents">
      <style:text-properties style:font-name="Montserrat1" fo:font-size="7pt" fo:font-style="italic" style:font-size-asian="7pt" style:font-style-asian="italic" style:font-size-complex="7pt" style:font-style-complex="italic"/>
    </style:style>
    <style:style style:name="P26" style:family="paragraph" style:parent-style-name="Table_20_Contents">
      <style:text-properties style:font-name="Montserrat1" fo:font-size="7pt" fo:font-style="italic" officeooo:rsid="001d1928" officeooo:paragraph-rsid="001d1928" style:font-size-asian="7pt" style:font-style-asian="italic" style:font-size-complex="7pt" style:font-style-complex="italic"/>
    </style:style>
    <style:style style:name="P27" style:family="paragraph" style:parent-style-name="Table_20_Contents">
      <style:text-properties style:font-name="Montserrat1" fo:font-size="7pt" fo:font-style="italic" officeooo:rsid="0006430c" officeooo:paragraph-rsid="0006430c" style:font-size-asian="7pt" style:font-style-asian="italic" style:font-size-complex="7pt" style:font-style-complex="italic"/>
    </style:style>
    <style:style style:name="P28" style:family="paragraph" style:parent-style-name="Table_20_Contents">
      <style:text-properties style:font-name="Montserrat1" fo:font-size="7pt" fo:font-style="italic" officeooo:rsid="0006430c" officeooo:paragraph-rsid="001d1928" style:font-size-asian="7pt" style:font-style-asian="italic" style:font-size-complex="7pt" style:font-style-complex="italic"/>
    </style:style>
    <style:style style:name="P29" style:family="paragraph" style:parent-style-name="Table_20_Contents">
      <style:text-properties style:font-name="Montserrat1" fo:font-size="7pt" officeooo:rsid="0006430c" officeooo:paragraph-rsid="0006430c" style:font-size-asian="7pt" style:font-size-complex="7pt"/>
    </style:style>
    <style:style style:name="P30" style:family="paragraph" style:parent-style-name="Table_20_Contents">
      <style:text-properties fo:color="#ff4000" loext:opacity="100%" style:font-name="Montserrat1" fo:font-size="7pt" fo:font-style="italic" officeooo:rsid="0014e58a" officeooo:paragraph-rsid="0014e58a" style:font-size-asian="7pt" style:font-style-asian="italic" style:font-size-complex="7pt" style:font-style-complex="italic"/>
    </style:style>
    <style:style style:name="P31" style:family="paragraph" style:parent-style-name="Table_20_Contents">
      <style:text-properties fo:font-size="7pt" style:font-size-asian="7pt" style:font-size-complex="7pt"/>
    </style:style>
    <style:style style:name="P32" style:family="paragraph" style:parent-style-name="Table_20_Contents">
      <style:text-properties fo:font-size="7pt" officeooo:rsid="0014e58a" officeooo:paragraph-rsid="0014e58a" style:font-size-asian="7pt" style:font-size-complex="7pt"/>
    </style:style>
    <style:style style:name="P33" style:family="paragraph" style:parent-style-name="Table_20_Contents">
      <style:text-properties fo:font-size="7pt" officeooo:paragraph-rsid="0014e58a" style:font-size-asian="7pt" style:font-size-complex="7pt"/>
    </style:style>
    <style:style style:name="P34" style:family="paragraph" style:parent-style-name="Table_20_Contents">
      <style:text-properties fo:font-size="7pt" officeooo:paragraph-rsid="0017bfff" style:font-size-asian="7pt" style:font-size-complex="7pt"/>
    </style:style>
    <style:style style:name="P35" style:family="paragraph" style:parent-style-name="Table_20_Contents">
      <style:text-properties fo:font-size="7pt" officeooo:paragraph-rsid="0006430c" style:font-size-asian="7pt" style:font-size-complex="7pt"/>
    </style:style>
    <style:style style:name="P36" style:family="paragraph" style:parent-style-name="Table_20_Contents">
      <style:text-properties fo:font-size="7pt" officeooo:rsid="001061dc" officeooo:paragraph-rsid="001061dc" style:font-size-asian="7pt" style:font-size-complex="7pt"/>
    </style:style>
    <style:style style:name="P37" style:family="paragraph" style:parent-style-name="Table_20_Contents">
      <style:text-properties fo:font-size="7pt" officeooo:rsid="001b582f" officeooo:paragraph-rsid="001b582f" style:font-size-asian="7pt" style:font-size-complex="7pt"/>
    </style:style>
    <style:style style:name="P38" style:family="paragraph" style:parent-style-name="Table_20_Contents">
      <style:text-properties fo:font-size="7pt" officeooo:paragraph-rsid="0013fcbd" style:font-size-asian="7pt" style:font-size-complex="7pt"/>
    </style:style>
    <style:style style:name="P39" style:family="paragraph" style:parent-style-name="Table_20_Contents">
      <style:text-properties fo:font-size="7pt" officeooo:rsid="0013df22" officeooo:paragraph-rsid="0013df22" style:font-size-asian="7pt" style:font-size-complex="7pt"/>
    </style:style>
    <style:style style:name="P40" style:family="paragraph" style:parent-style-name="Table_20_Contents">
      <style:text-properties fo:font-size="7pt" officeooo:rsid="0013fcbd" officeooo:paragraph-rsid="0013fcbd" style:font-size-asian="7pt" style:font-size-complex="7pt"/>
    </style:style>
    <style:style style:name="P41" style:family="paragraph" style:parent-style-name="Table_20_Contents">
      <style:text-properties fo:font-size="7pt" officeooo:paragraph-rsid="001b582f" style:font-size-asian="7pt" style:font-size-complex="7pt"/>
    </style:style>
    <style:style style:name="P42" style:family="paragraph" style:parent-style-name="Table_20_Contents">
      <style:text-properties fo:font-size="7pt" fo:font-style="italic" officeooo:paragraph-rsid="001d1928" style:font-size-asian="7pt" style:font-style-asian="italic" style:font-size-complex="7pt" style:font-style-complex="italic"/>
    </style:style>
    <style:style style:name="P43" style:family="paragraph" style:parent-style-name="Table_20_Contents">
      <style:text-properties style:font-name="Montserrat" fo:font-size="7pt" fo:font-style="italic" officeooo:rsid="0013df22" officeooo:paragraph-rsid="0013df22" style:font-size-asian="7pt" style:font-style-asian="italic" style:font-size-complex="7pt" style:font-style-complex="italic"/>
    </style:style>
    <style:style style:name="P44" style:family="paragraph" style:parent-style-name="normal">
      <style:paragraph-properties fo:line-height="100%" fo:orphans="0" fo:widows="0"/>
      <style:text-properties fo:color="#000000" loext:opacity="100%" fo:font-size="7pt" fo:font-style="italic" fo:font-weight="normal" officeooo:rsid="0017febc" officeooo:paragraph-rsid="0017febc" style:font-size-asian="7pt" style:font-style-asian="italic" style:font-weight-asian="normal" style:font-size-complex="7pt" style:font-style-complex="italic" style:font-weight-complex="normal"/>
    </style:style>
    <style:style style:name="P45" style:family="paragraph" style:parent-style-name="normal">
      <style:paragraph-properties fo:line-height="100%" fo:orphans="0" fo:widows="0"/>
      <style:text-properties fo:color="#000000" loext:opacity="100%" fo:font-size="7pt" style:font-size-asian="7pt" style:font-size-complex="7pt"/>
    </style:style>
    <style:style style:name="P46" style:family="paragraph" style:parent-style-name="normal">
      <style:paragraph-properties fo:line-height="100%" fo:orphans="0" fo:widows="0"/>
      <style:text-properties fo:color="#000000" loext:opacity="100%" fo:font-size="7pt" officeooo:paragraph-rsid="000f8db1" style:font-size-asian="7pt" style:font-size-complex="7pt"/>
    </style:style>
    <style:style style:name="P47" style:family="paragraph" style:parent-style-name="normal">
      <style:paragraph-properties fo:line-height="100%" fo:orphans="0" fo:widows="0"/>
      <style:text-properties fo:color="#000000" loext:opacity="100%" fo:font-size="7pt" officeooo:paragraph-rsid="001cc760" style:font-size-asian="7pt" style:font-size-complex="7pt"/>
    </style:style>
    <style:style style:name="P48" style:family="paragraph" style:parent-style-name="normal">
      <style:paragraph-properties fo:line-height="100%" fo:orphans="0" fo:widows="0"/>
      <style:text-properties fo:color="#000000" loext:opacity="100%" style:font-name="Montserrat2" fo:font-size="7pt" fo:font-style="italic" fo:background-color="#ffffff" style:font-name-asian="Montserrat3" style:font-size-asian="7pt" style:font-style-asian="italic" style:font-name-complex="Montserrat3" style:font-size-complex="7pt"/>
    </style:style>
    <style:style style:name="P49" style:family="paragraph" style:parent-style-name="normal">
      <style:paragraph-properties fo:line-height="100%" fo:orphans="0" fo:widows="0"/>
      <style:text-properties style:font-name="Montserrat1" fo:font-size="7pt" fo:font-style="italic" officeooo:rsid="0005388b" officeooo:paragraph-rsid="0005388b" style:font-size-asian="7pt" style:font-style-asian="italic" style:font-size-complex="7pt" style:font-style-complex="italic"/>
    </style:style>
    <style:style style:name="P50" style:family="paragraph" style:parent-style-name="normal">
      <style:paragraph-properties fo:line-height="100%" fo:orphans="0" fo:widows="0"/>
      <style:text-properties style:font-name="Montserrat1" fo:font-size="7pt" fo:font-style="italic" officeooo:rsid="000129cd" officeooo:paragraph-rsid="00051465" style:font-size-asian="7pt" style:font-style-asian="italic" style:font-size-complex="7pt" style:font-style-complex="italic"/>
    </style:style>
    <style:style style:name="P51" style:family="paragraph" style:parent-style-name="normal">
      <style:paragraph-properties fo:line-height="100%" fo:orphans="0" fo:widows="0"/>
      <style:text-properties style:font-name="Montserrat1" fo:font-size="7pt" fo:font-style="italic" officeooo:rsid="000129cd" officeooo:paragraph-rsid="000129cd" style:font-size-asian="7pt" style:font-style-asian="italic" style:font-size-complex="7pt" style:font-style-complex="italic"/>
    </style:style>
    <style:style style:name="P52" style:family="paragraph" style:parent-style-name="normal">
      <style:paragraph-properties fo:line-height="100%" fo:orphans="0" fo:widows="0"/>
      <style:text-properties style:font-name="Montserrat1" fo:font-size="7pt" fo:font-style="italic" officeooo:rsid="000129cd" officeooo:paragraph-rsid="001d1928" style:font-size-asian="7pt" style:font-style-asian="italic" style:font-size-complex="7pt" style:font-style-complex="italic"/>
    </style:style>
    <style:style style:name="P53" style:family="paragraph" style:parent-style-name="normal">
      <style:paragraph-properties fo:line-height="100%" fo:orphans="0" fo:widows="0"/>
      <style:text-properties style:font-name="Montserrat1" fo:font-size="7pt" fo:font-style="italic" officeooo:rsid="0017bfff" officeooo:paragraph-rsid="0017bfff" style:font-size-asian="7pt" style:font-style-asian="italic" style:font-size-complex="7pt" style:font-style-complex="italic"/>
    </style:style>
    <style:style style:name="P54" style:family="paragraph" style:parent-style-name="normal">
      <style:paragraph-properties fo:line-height="100%" fo:orphans="0" fo:widows="0"/>
      <style:text-properties style:font-name="Montserrat1" fo:font-size="7pt" fo:font-style="italic" style:font-size-asian="7pt" style:font-style-asian="italic" style:font-size-complex="7pt" style:font-style-complex="italic"/>
    </style:style>
    <style:style style:name="P55" style:family="paragraph" style:parent-style-name="normal">
      <style:paragraph-properties fo:line-height="100%" fo:orphans="0" fo:widows="0"/>
      <style:text-properties fo:font-size="7pt" style:font-size-asian="7pt" style:font-size-complex="7pt"/>
    </style:style>
    <style:style style:name="P56" style:family="paragraph" style:parent-style-name="normal">
      <style:paragraph-properties fo:line-height="100%" fo:orphans="0" fo:widows="0"/>
      <style:text-properties fo:font-size="7pt" fo:font-style="italic" fo:font-weight="normal" officeooo:paragraph-rsid="0017febc" style:font-size-asian="7pt" style:font-style-asian="italic" style:font-weight-asian="normal" style:font-size-complex="7pt" style:font-style-complex="italic" style:font-weight-complex="normal"/>
    </style:style>
    <style:style style:name="P57" style:family="paragraph" style:parent-style-name="normal">
      <style:paragraph-properties fo:line-height="100%" fo:orphans="0" fo:widows="0"/>
      <style:text-properties fo:color="#2c3338" loext:opacity="100%" style:font-name="Montserrat2" fo:font-size="7pt" fo:font-style="italic" fo:background-color="#ffffff" style:font-name-asian="Montserrat3" style:font-size-asian="7pt" style:font-style-asian="italic" style:font-name-complex="Montserrat3" style:font-size-complex="7pt"/>
    </style:style>
    <style:style style:name="T1" style:family="text">
      <style:text-properties style:font-name="Montserrat2" fo:font-weight="bold" style:font-name-asian="Montserrat3" style:font-weight-asian="bold" style:font-name-complex="Montserrat3"/>
    </style:style>
    <style:style style:name="T2" style:family="text">
      <style:text-properties style:font-name="Montserrat2" fo:font-style="italic" style:font-name-asian="Montserrat3" style:font-style-asian="italic" style:font-name-complex="Montserrat3"/>
    </style:style>
    <style:style style:name="T3" style:family="text">
      <style:text-properties style:font-name="Montserrat2" fo:font-style="italic" officeooo:rsid="000f8db1" style:font-name-asian="Montserrat3" style:font-style-asian="italic" style:font-name-complex="Montserrat3"/>
    </style:style>
    <style:style style:name="T4" style:family="text">
      <style:text-properties style:font-name="Montserrat2" style:font-name-asian="Montserrat3" style:font-name-complex="Montserrat3"/>
    </style:style>
    <style:style style:name="T5" style:family="text">
      <style:text-properties officeooo:rsid="00051465"/>
    </style:style>
    <style:style style:name="T6" style:family="text">
      <style:text-properties officeooo:rsid="0006430c"/>
    </style:style>
    <style:style style:name="T7" style:family="text">
      <style:text-properties style:font-name="Montserrat1" fo:font-size="10pt" fo:font-style="italic" style:font-name-asian="Montserrat3" style:font-size-asian="10pt" style:font-style-asian="italic" style:font-name-complex="Montserrat3" style:font-size-complex="10pt"/>
    </style:style>
    <style:style style:name="T8" style:family="text">
      <style:text-properties style:font-name="Montserrat1" fo:font-size="10pt" fo:font-style="italic" officeooo:rsid="0006430c" style:font-name-asian="Montserrat3" style:font-size-asian="10pt" style:font-style-asian="italic" style:font-name-complex="Montserrat3" style:font-size-complex="10pt"/>
    </style:style>
    <style:style style:name="T9" style:family="text">
      <style:text-properties style:font-name="Montserrat1" fo:font-size="10pt" officeooo:rsid="001d1928" style:font-size-asian="10pt" style:font-size-complex="10pt"/>
    </style:style>
    <style:style style:name="T10" style:family="text">
      <style:text-properties style:font-name="Montserrat1" fo:font-style="italic" style:font-name-asian="Montserrat3" style:font-style-asian="italic" style:font-name-complex="Montserrat3"/>
    </style:style>
    <style:style style:name="T11" style:family="text">
      <style:text-properties style:font-name="Montserrat1" fo:font-style="italic" officeooo:rsid="0006430c" style:font-name-asian="Montserrat3" style:font-style-asian="italic" style:font-name-complex="Montserrat3"/>
    </style:style>
    <style:style style:name="T12" style:family="text">
      <style:text-properties style:font-name="Montserrat1" officeooo:rsid="001d1928"/>
    </style:style>
    <style:style style:name="T13" style:family="text">
      <style:text-properties fo:font-style="italic"/>
    </style:style>
    <style:style style:name="T14" style:family="text">
      <style:text-properties fo:font-style="italic" style:font-name-asian="Montserrat3" style:font-style-asian="italic" style:font-name-complex="Montserrat3"/>
    </style:style>
    <style:style style:name="T15" style:family="text">
      <style:text-properties fo:color="#2c3338" loext:opacity="100%" style:font-name="Montserrat2" fo:font-style="italic" fo:background-color="#ffffff" loext:char-shading-value="0" style:font-name-asian="Montserrat3" style:font-style-asian="italic" style:font-name-complex="Montserrat3"/>
    </style:style>
    <style:style style:name="T16" style:family="text">
      <style:text-properties officeooo:rsid="00096c79"/>
    </style:style>
    <style:style style:name="T17" style:family="text">
      <style:text-properties officeooo:rsid="000db09d"/>
    </style:style>
    <style:style style:name="T18" style:family="text">
      <style:text-properties officeooo:rsid="001061dc"/>
    </style:style>
    <style:style style:name="T19" style:family="text">
      <style:text-properties officeooo:rsid="00123ff4"/>
    </style:style>
    <style:style style:name="T20" style:family="text">
      <style:text-properties fo:language="fr" fo:country="FR"/>
    </style:style>
    <style:style style:name="T21" style:family="text">
      <style:text-properties officeooo:rsid="0013df22"/>
    </style:style>
    <style:style style:name="T22" style:family="text">
      <style:text-properties officeooo:rsid="0013fcbd"/>
    </style:style>
    <style:style style:name="T23" style:family="text">
      <style:text-properties fo:font-weight="bold"/>
    </style:style>
    <style:style style:name="T24" style:family="text">
      <style:text-properties officeooo:rsid="00148879"/>
    </style:style>
    <style:style style:name="T25" style:family="text">
      <style:text-properties officeooo:rsid="0014e58a"/>
    </style:style>
    <style:style style:name="T26" style:family="text">
      <style:text-properties officeooo:rsid="0017febc"/>
    </style:style>
    <style:style style:name="T27" style:family="text">
      <style:text-properties fo:color="#000000" loext:opacity="100%" officeooo:rsid="0017febc"/>
    </style:style>
    <style:style style:name="T28" style:family="text">
      <style:text-properties officeooo:rsid="001b582f"/>
    </style:style>
    <style:style style:name="T29" style:family="text">
      <style:text-properties officeooo:rsid="0005388b"/>
    </style:style>
    <style:style style:name="T30" style:family="text">
      <style:text-properties officeooo:rsid="001d1928"/>
    </style:style>
    <style:style style:name="T31" style:family="text">
      <style:text-properties officeooo:rsid="001d517b"/>
    </style:style>
    <style:style style:name="T32" style:family="text">
      <style:text-properties officeooo:rsid="001d9aae"/>
    </style:style>
    <style:style style:name="T33" style:family="text">
      <style:text-properties fo:font-size="7pt" style:font-size-asian="7pt" style:font-size-complex="7pt"/>
    </style:style>
    <style:style style:name="T34" style:family="text">
      <style:text-properties fo:font-size="7pt" officeooo:rsid="0013fcbd" style:font-size-asian="7pt" style:font-size-complex="7pt"/>
    </style:style>
    <style:style style:name="T35" style:family="text">
      <style:text-properties fo:font-size="7pt" fo:font-style="italic" style:font-size-asian="7pt" style:font-size-complex="7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column table:style-name="Tableau1.B"/>
        <table:table-column table:style-name="Tableau1.E"/>
        <table:table-row>
          <table:table-cell table:style-name="Tableau1.A1" office:value-type="string">
            <text:p text:style-name="P55"><text:span text:style-name="T1">Besoin </text:span><text:span text:style-name="T1"/></text:p>
          </table:table-cell>
          <table:table-cell table:style-name="Tableau1.A1" office:value-type="string">
            <text:p text:style-name="P55"><text:span text:style-name="T1">Contraintes</text:span><text:span text:style-name="T1"/></text:p>
          </table:table-cell>
          <table:table-cell table:style-name="Tableau1.A1" office:value-type="string">
            <text:p text:style-name="P55"><text:span text:style-name="T1">Solution</text:span><text:span text:style-name="T1"/></text:p>
          </table:table-cell>
          <table:table-cell table:style-name="Tableau1.A1" office:value-type="string">
            <text:p text:style-name="P55"><text:span text:style-name="T1">Description de la solution</text:span><text:span text:style-name="T1"/></text:p>
          </table:table-cell>
          <table:table-cell table:style-name="Tableau1.E1" office:value-type="string">
            <text:p text:style-name="P55"><text:span text:style-name="T1">Justification (2 arguments)</text:span><text:span text:style-name="T1"/></text:p>
          </table:table-cell>
        </table:table-row>
        <table:table-row>
          <table:table-cell table:style-name="Tableau1.A2" office:value-type="string">
            <text:p text:style-name="P49">Intégration de la Landing Page</text:p>
            <text:p text:style-name="P50"/>
          </table:table-cell>
          <table:table-cell table:style-name="Tableau1.A2" office:value-type="string">
            <text:p text:style-name="P22"><text:s/></text:p>
          </table:table-cell>
          <table:table-cell table:style-name="Tableau1.A2" office:value-type="string">
            <text:p text:style-name="P22">HTML5, CSS3,</text:p>
            <text:p text:style-name="P30"/>
          </table:table-cell>
          <table:table-cell table:style-name="Tableau1.A2" office:value-type="string">
            <text:p text:style-name="P31">HTML est un langage de balisage qui permet de structurer et de décrire le contenu d'une page Web. </text:p>
            <text:p text:style-name="P31"/>
            <text:p text:style-name="P31">CSS est un langage de feuilles de style qui permet de définir l'apparence et la mise en page d'une page Web </text:p>
            <text:p text:style-name="P31"/>
            <text:p text:style-name="P31"/>
          </table:table-cell>
          <table:table-cell table:style-name="Tableau1.E2" office:value-type="string">
            <text:p text:style-name="P31"><text:span text:style-name="T25">1/</text:span>HTML (HyperText Markup Language) et CSS (Cascading Style Sheets) sont deux langages informatiques utilisés <text:span text:style-name="T24">et indispensables </text:span>pour la création de sites Web. </text:p>
            <text:p text:style-name="P32">2/Ils sont connus de tous les développeurs</text:p>
            <text:p text:style-name="P33"/>
            <text:p text:style-name="P33"/>
            <text:p text:style-name="P33"/>
            <text:p text:style-name="P33"/>
            <text:p text:style-name="P33"/>
          </table:table-cell>
        </table:table-row>
        <table:table-row>
          <table:table-cell table:style-name="Tableau1.A2" office:value-type="string">
            <text:p text:style-name="P53">Intégration du site en prenant une maquette comme modèle</text:p>
          </table:table-cell>
          <table:table-cell table:style-name="Tableau1.A2" office:value-type="string">
            <text:p text:style-name="P23">Utilisation stricte de la maquette</text:p>
          </table:table-cell>
          <table:table-cell table:style-name="Tableau1.A2" office:value-type="string">
            <text:p text:style-name="P21">Figma</text:p>
          </table:table-cell>
          <table:table-cell table:style-name="Tableau1.A2" office:value-type="string">
            <text:p text:style-name="P34">Figma est une application de conception graphique et d'interface utilisateur (UI) qui permet aux concepteurs de créer des prototypes d'interfaces utilisateur </text:p>
          </table:table-cell>
          <table:table-cell table:style-name="Tableau1.E2" office:value-type="string">
            <text:p text:style-name="P34"><text:span text:style-name="T25">1/ Les </text:span>équipes <text:span text:style-name="T25">peuvent</text:span> travailler sur des projets collaboratifs en temps réel, où qu'ils soient dans le monde </text:p>
            <text:p text:style-name="P34"/>
            <text:p text:style-name="P34"><text:span text:style-name="T25">2/Grâce à la richesse et la diversité de ses outils, </text:span>Figma est devenu une plateforme de conception populaire et largement utilisée dans l'industrie. </text:p>
          </table:table-cell>
        </table:table-row>
        <table:table-row>
          <table:table-cell table:style-name="Tableau1.A2" office:value-type="string">
            <text:p text:style-name="P54"/>
            <text:p text:style-name="P51"/>
            <text:p text:style-name="P51"/>
            <text:p text:style-name="P51"/>
            <text:p text:style-name="P52">Mise en page d’une page <text:span text:style-name="T6">de login. </text:span></text:p>
            <text:p text:style-name="P52"/>
            <text:p text:style-name="P52"><text:span text:style-name="T30">Affichage des mentions légales</text:span></text:p>
            <text:p text:style-name="P54"/>
            <text:p text:style-name="P54"/>
            <text:p text:style-name="P54"/>
            <text:p text:style-name="P54"/>
          </table:table-cell>
          <table:table-cell table:style-name="Tableau1.A2" office:value-type="string">
            <text:p text:style-name="P54"/>
            <text:p text:style-name="P51">On peut atteindre <text:span text:style-name="T6">cette page</text:span> en cliquant sur un bouton depuis la page d’accueil. <text:span text:style-name="T5">La connexion se fait via une modale. </text:span></text:p>
          </table:table-cell>
          <table:table-cell table:style-name="Tableau1.A2" office:value-type="string">
            <text:p text:style-name="P25"/>
            <text:p text:style-name="P22">react-modal</text:p>
          </table:table-cell>
          <table:table-cell table:style-name="Tableau1.A2" office:value-type="string">
            <text:p text:style-name="P55"/>
            <text:p text:style-name="P55"><text:span text:style-name="T2">Cette librairie React permet de créer simplement des modales performantes, accessibles avec un minimum de code.</text:span><text:span text:style-name="T15"/></text:p>
            <text:p text:style-name="P57"/>
          </table:table-cell>
          <table:table-cell table:style-name="Tableau1.E2" office:value-type="string">
            <text:p text:style-name="P55"/>
            <text:p text:style-name="P55"><text:span text:style-name="T2"><text:s/>1) Nous avons choisi de développer en React, la librairie est cohérente avec ce choix.</text:span><text:span text:style-name="T2"/></text:p>
            <text:p text:style-name="P55"><text:span text:style-name="T2">2) Il s'agit de la librairie la plus utilisée.</text:span><text:span text:style-name="T2"/></text:p>
          </table:table-cell>
        </table:table-row>
        <table:table-row>
          <table:table-cell table:style-name="Tableau1.A2" office:value-type="string">
            <text:p text:style-name="P24">Validation du formulaire</text:p>
          </table:table-cell>
          <table:table-cell table:style-name="Tableau1.A2" office:value-type="string">
            <text:p text:style-name="P49">Qu'il se soit déjà connecté ou non, un mail lui est envoyé pour lui permettre de s'authentifier, ou au contraire de confirmer son mail pour accéder pour la première fois à l'application </text:p>
          </table:table-cell>
          <table:table-cell table:style-name="Tableau1.A2" office:value-type="string">
            <text:p text:style-name="P26">AuthO</text:p>
          </table:table-cell>
          <table:table-cell table:style-name="Tableau1.A2" office:value-type="string">
            <text:p text:style-name="P27">Auth0 est une plateforme d'authentification et d'autorisation pour les applications web et mobiles. </text:p>
          </table:table-cell>
          <table:table-cell table:style-name="Tableau1.E2" office:value-type="string">
            <text:p text:style-name="P42"><text:span text:style-name="T12">1) </text:span>fournit des fonctionnalités telles que l'authentification sociale, la gestion des identités, la connexion unique (SSO), la sécurité des mots de passe, et bien plus encore</text:p>
            <text:p text:style-name="P42"/>
            <text:p text:style-name="P42"><text:span text:style-name="T30">2) </text:span>Auth0 offre une sécurité robuste pour les applications en gérant l'authentification et l'autorisation des utilisateurs, ce qui réduit les risques de violations de sécurité et d'attaques de piratage. </text:p>
          </table:table-cell>
        </table:table-row>
        <table:table-row>
          <table:table-cell table:style-name="Tableau1.A2" office:value-type="string">
            <text:p text:style-name="P22">Validation du formulaire</text:p>
          </table:table-cell>
          <table:table-cell table:style-name="Tableau1.A2" office:value-type="string">
            <text:p text:style-name="P49">Le formulaire doit <text:span text:style-name="T16">se remplir depuis une modale</text:span></text:p>
          </table:table-cell>
          <table:table-cell table:style-name="Tableau1.A2" office:value-type="string">
            <text:p text:style-name="P28">Formi, <text:span text:style-name="T29">react-modal</text:span></text:p>
          </table:table-cell>
          <table:table-cell table:style-name="Tableau1.A2" office:value-type="string">
            <text:p text:style-name="P27">Formik est une librairie faite pour React qui permet de créer facilement des formulaires</text:p>
          </table:table-cell>
          <table:table-cell table:style-name="Tableau1.E2" office:value-type="string">
            <text:p text:style-name="P29">1) <text:span text:style-name="T14">Il s'agit de la librairie la plus populaire.</text:span></text:p>
            <text:p text:style-name="P35"><text:span text:style-name="T11">2) Formik est polyvalent et </text:span><text:span text:style-name="T10">regorge de dizaines de fonctionnalités. </text:span><text:span text:style-name="T11">Exemple : </text:span><text:span text:style-name="T10"><text:s/></text:span><text:span text:style-name="T11">les </text:span><text:span text:style-name="T10">types de validation, la gestion des erreurs d'API, l'enregistrement automatique des données de formulaires</text:span><text:span text:style-name="T2"> </text:span></text:p>
          </table:table-cell>
        </table:table-row>
        <table:table-row>
          <table:table-cell table:style-name="Tableau1.A2" office:value-type="string">
            <text:p text:style-name="P4">Utilisation d’une base de données afin d’y stocker les adresses mails de connexion des utilisateurs</text:p>
          </table:table-cell>
          <table:table-cell table:style-name="Tableau1.A2" office:value-type="string">
            <text:p text:style-name="P4">La connexion à la base de données se fera via une API</text:p>
          </table:table-cell>
          <table:table-cell table:style-name="Tableau1.A2" office:value-type="string">
            <text:p text:style-name="P4">Node.js </text:p>
          </table:table-cell>
          <table:table-cell table:style-name="Tableau1.A2" office:value-type="string">
            <text:p text:style-name="P6">Node.js est un langage de programmation back-end qui permet la création d’API.</text:p>
          </table:table-cell>
          <table:table-cell table:style-name="Tableau1.E2" office:value-type="string">
            <text:p text:style-name="P7">1) Utilisation du langage Javascript ce qui permettra de le front-end et back-end avec un seul langage. 2) <text:span text:style-name="T17">Rapidité d’exécution des appels vers le serveur, cela favorise la rapidité des réponses de la base de données.</text:span></text:p>
          </table:table-cell>
        </table:table-row>
        <table:table-row>
          <table:table-cell table:style-name="Tableau1.A2" office:value-type="string">
            <text:p text:style-name="P5">Utilisation d’une base de données afin d’y stocker les adresses mails de connexion des utilisateurs</text:p>
          </table:table-cell>
          <table:table-cell table:style-name="Tableau1.A2" office:value-type="string">
            <text:p text:style-name="P44">Gestion continue de la session utilisateur tant que celui-ci est connecté.</text:p>
          </table:table-cell>
          <table:table-cell table:style-name="Tableau1.A2" office:value-type="string">
            <text:p text:style-name="P8">Express.js</text:p>
          </table:table-cell>
          <table:table-cell table:style-name="Tableau1.A2" office:value-type="string">
            <text:p text:style-name="P8">Express.js est une librairie s’ajoutant à Node.js et lui donnant plus de possibilités.</text:p>
          </table:table-cell>
          <table:table-cell table:style-name="Tableau1.E2" office:value-type="string">
            <text:p text:style-name="P56"><text:span text:style-name="T27">1) </text:span>Express est l'un des frameworks les plus populaires pour Node.js. Il est livré avec un middleware de gestion de session appelé "express-session" qui vous permet de gérer facilement les sessions utilisateur.</text:p>
            <text:p text:style-name="P56"><text:span text:style-name="T26">2) </text:span>Express propose des fonctionnalités de sécurité telles que la gestion de session, la gestion des cookies, la validation de formulaires, la protection contre les attaques XSS, CSRF, etc. </text:p>
          </table:table-cell>
        </table:table-row>
        <table:table-row>
          <table:table-cell table:style-name="Tableau1.A2" office:value-type="string">
            <text:p text:style-name="P45"/>
            <text:p text:style-name="P45"><text:span text:style-name="T2">Création d'une catégorie de </text:span><text:span text:style-name="T3">plat</text:span><text:span text:style-name="T2"/></text:p>
            <text:p text:style-name="P45"/>
            <text:p text:style-name="P45"/>
            <text:p text:style-name="P45"/>
            <text:p text:style-name="P45"/>
            <text:p text:style-name="P45"/>
          </table:table-cell>
          <table:table-cell table:style-name="Tableau1.A2" office:value-type="string">
            <text:p text:style-name="P45"/>
            <text:p text:style-name="P45"><text:span text:style-name="T2">L'ajout d'une catégorie doit pouvoir se faire directement sur l'écran de création de menu depuis une modale.</text:span><text:span text:style-name="T2"/></text:p>
          </table:table-cell>
          <table:table-cell table:style-name="Tableau1.A2" office:value-type="string">
            <text:p text:style-name="P45"/>
            <text:p text:style-name="P45"><text:span text:style-name="T3">R</text:span><text:span text:style-name="T2">eact-modal </text:span><text:span text:style-name="T2"/></text:p>
          </table:table-cell>
          <table:table-cell table:style-name="Tableau1.A2" office:value-type="string">
            <text:p text:style-name="P45"/>
            <text:p text:style-name="P45"><text:span text:style-name="T2">Cette librairie React permet de créer simplement des modales performantes, accessibles avec un minimum de code.</text:span><text:span text:style-name="T15"/></text:p>
            <text:p text:style-name="P48"/>
          </table:table-cell>
          <table:table-cell table:style-name="Tableau1.E2" office:value-type="string">
            <text:p text:style-name="P45"/>
            <text:p text:style-name="P45"><text:span text:style-name="T2"><text:s/>1) Nous avons choisi de développer en React, la librairie est cohérente avec ce choix.</text:span><text:span text:style-name="T2"/></text:p>
            <text:p text:style-name="P45"><text:span text:style-name="T2">2) Il s'agit de la librairie la plus utilisée.</text:span><text:span text:style-name="T2"/></text:p>
          </table:table-cell>
        </table:table-row>
        <table:table-row>
          <table:table-cell table:style-name="Tableau1.A2" office:value-type="string">
            <text:p text:style-name="P7">Réutilisation d’une catégorie de plat existant</text:p>
          </table:table-cell>
          <table:table-cell table:style-name="Tableau1.A2" office:value-type="string">
            <text:p text:style-name="P7">La réutilisation de la catégorie précédemment créer doit pouvoir se faire depuis la modale « Créer un menu »</text:p>
          </table:table-cell>
          <table:table-cell table:style-name="Tableau1.A2" office:value-type="string">
            <text:p text:style-name="P7">Node.js et <text:span text:style-name="T21">React(VirtualDOM)</text:span></text:p>
          </table:table-cell>
          <table:table-cell table:style-name="Tableau1.A2" office:value-type="string">
            <text:p text:style-name="P7">En interrogeant l’API conçue avec Node.js, on obtient une liste des catégories précédemment créée. Nous pouvons afficher le résultat dynamiquement <text:span text:style-name="T21">avec React</text:span></text:p>
          </table:table-cell>
          <table:table-cell table:style-name="Tableau1.E2" office:value-type="string">
            <text:p text:style-name="P9">1) Cette approche permet beaucoup de flexibilité dans les modifications du DOM.</text:p>
            <text:p text:style-name="P9">2) React calcule de manière autonome les changements qui doivent être faits, cela permet de gagner beaucoup de temps.</text:p>
          </table:table-cell>
        </table:table-row>
        <table:table-row>
          <table:table-cell table:style-name="Tableau1.A2" office:value-type="string">
            <text:p text:style-name="P46"><text:span text:style-name="T2">L'ajout d'un </text:span><text:span text:style-name="T3">plat </text:span><text:span text:style-name="T2"/></text:p>
          </table:table-cell>
          <table:table-cell table:style-name="Tableau1.A2" office:value-type="string">
            <text:p text:style-name="P20">L’ajout d’un plat doit se faire <text:soft-page-break/>depuis une modale</text:p>
          </table:table-cell>
          <table:table-cell table:style-name="Tableau1.A2" office:value-type="string">
            <text:p text:style-name="P45"><text:span text:style-name="T3">R</text:span><text:span text:style-name="T2">eact-modal </text:span><text:span text:style-name="T2"/></text:p>
          </table:table-cell>
          <table:table-cell table:style-name="Tableau1.A2" office:value-type="string">
            <text:p text:style-name="P45"><text:span text:style-name="T2">Cette librairie React permet de </text:span><text:soft-page-break/><text:span text:style-name="T2">créer simplement des modales performantes, accessibles avec un minimum de code.</text:span><text:span text:style-name="T15"/></text:p>
            <text:p text:style-name="P48"/>
          </table:table-cell>
          <table:table-cell table:style-name="Tableau1.E2" office:value-type="string">
            <text:p text:style-name="P45"><text:span text:style-name="T2"><text:s/>1) Nous avons choisi de développer en </text:span><text:soft-page-break/><text:span text:style-name="T2">React, la librairie est cohérente avec ce choix.</text:span><text:span text:style-name="T2"/></text:p>
            <text:p text:style-name="P45"><text:span text:style-name="T2">2) Il s'agit de la librairie la plus utilisée.</text:span><text:span text:style-name="T2"/></text:p>
          </table:table-cell>
        </table:table-row>
        <table:table-row>
          <table:table-cell table:style-name="Tableau1.A2" office:value-type="string">
            <text:p text:style-name="P47"><text:span text:style-name="T4">L'ajout d'un plat </text:span><text:span text:style-name="T2"/></text:p>
          </table:table-cell>
          <table:table-cell table:style-name="Tableau1.A2" office:value-type="string">
            <text:p text:style-name="P11">On doit pouvoir ajouter autant de plats que nécessaire et ajouter une photo pour chaque plat.</text:p>
          </table:table-cell>
          <table:table-cell table:style-name="Tableau1.A2" office:value-type="string">
            <text:p text:style-name="P27">Formik</text:p>
          </table:table-cell>
          <table:table-cell table:style-name="Tableau1.A2" office:value-type="string">
            <text:p text:style-name="P27">Formik est une librairie faite pour React qui permet de créer facilement des formulaires</text:p>
          </table:table-cell>
          <table:table-cell table:style-name="Tableau1.E2" office:value-type="string">
            <text:p text:style-name="P29">1) <text:span text:style-name="T14">Il s'agit de la librairie la plus populaire.</text:span></text:p>
            <text:p text:style-name="P35"><text:span text:style-name="T11">2) Formik est polyvalent et </text:span><text:span text:style-name="T10">regorge de dizaines de fonctionnalités. </text:span><text:span text:style-name="T11">Exemple : </text:span><text:span text:style-name="T10"><text:s/></text:span><text:span text:style-name="T11">les </text:span><text:span text:style-name="T10">types de validation, la gestion des erreurs d'API, l'enregistrement automatique des données de formulaires</text:span><text:span text:style-name="T2"> </text:span></text:p>
          </table:table-cell>
        </table:table-row>
        <table:table-row>
          <table:table-cell table:style-name="Tableau1.A2" office:value-type="string">
            <text:p text:style-name="P12">Validation d’un plat</text:p>
          </table:table-cell>
          <table:table-cell table:style-name="Tableau1.A2" office:value-type="string">
            <text:p text:style-name="P12">Le formulaire doit être relié en base de données à la catégorie utilisée</text:p>
          </table:table-cell>
          <table:table-cell table:style-name="Tableau1.A2" office:value-type="string">
            <text:p text:style-name="P13">Node.js</text:p>
          </table:table-cell>
          <table:table-cell table:style-name="Tableau1.A2" office:value-type="string">
            <text:p text:style-name="P14">Node.js est un langage de programmation back-end qui permet la création d’API.</text:p>
          </table:table-cell>
          <table:table-cell table:style-name="Tableau1.E2" office:value-type="string">
            <text:p text:style-name="P12">1) Utilisation du langage Javascript ce qui permettra de le front-end et back-end avec un seul langage. 2) <text:span text:style-name="T17">Rapidité d’exécution des appels vers le serveur, cela favorise la rapidité des réponses de la base de données.</text:span></text:p>
          </table:table-cell>
        </table:table-row>
        <table:table-row>
          <table:table-cell table:style-name="Tableau1.A2" office:value-type="string">
            <text:p text:style-name="P36">Personnalisation du menu</text:p>
          </table:table-cell>
          <table:table-cell table:style-name="Tableau1.A2" office:value-type="string">
            <text:p text:style-name="P36">Les options doivent être ajoutées dans la modale. Un rendu visuel doit se faire en temps réel à côté de la modale.</text:p>
          </table:table-cell>
          <table:table-cell table:style-name="Tableau1.A2" office:value-type="string">
            <text:p text:style-name="P7"><text:span text:style-name="T21">React(VirtualDOM)</text:span></text:p>
          </table:table-cell>
          <table:table-cell table:style-name="Tableau1.A2" office:value-type="string">
            <text:p text:style-name="P7">Nous pouvons afficher le résultat dynamiquement <text:span text:style-name="T21">avec React</text:span></text:p>
          </table:table-cell>
          <table:table-cell table:style-name="Tableau1.E2" office:value-type="string">
            <text:p text:style-name="P9">1) Cette approche permet beaucoup de flexibilité dans les modifications du DOM.</text:p>
            <text:p text:style-name="P9">2) React calcule de manière autonome les changements qui doivent être faits, cela permet de gagner beaucoup de temp<text:span text:style-name="T31">s sans rafraîchissement de la page.</text:span></text:p>
          </table:table-cell>
        </table:table-row>
        <table:table-row>
          <table:table-cell table:style-name="Tableau1.A2" office:value-type="string">
            <text:p text:style-name="P15">Télécharger le PDF du menu crée</text:p>
          </table:table-cell>
          <table:table-cell table:style-name="Tableau1.A2" office:value-type="string">
            <text:p text:style-name="P15">L’export en PDF doit pouvoir se faire directement depuis l’application sans rien enregistrer sur l’ordinateur au préalable.</text:p>
          </table:table-cell>
          <table:table-cell table:style-name="Tableau1.A2" office:value-type="string">
            <text:p text:style-name="P15">React - pdf</text:p>
          </table:table-cell>
          <table:table-cell table:style-name="Tableau1.A2" office:value-type="string">
            <text:p text:style-name="P16">La librairie react-pdf permet de créer des PDFs comme s’il s’agissait d’une application react web classique. <text:span text:style-name="T18">React – pdf </text:span>nous permet de fabriquer des certificats, ou des versions imprimables.</text:p>
          </table:table-cell>
          <table:table-cell table:style-name="Tableau1.E2" office:value-type="string">
            <text:p text:style-name="P17">1) React-PDF est très simple à installer et à prendre en main.</text:p>
            <text:p text:style-name="P18"><text:span text:style-name="T19">2) React-PDF</text:span><text:span text:style-name="T20"> implémente des types de composants personnalisés qui vous permettent de structurer votre document PDF.</text:span></text:p>
            <text:p text:style-name="P17"/>
          </table:table-cell>
        </table:table-row>
        <table:table-row>
          <table:table-cell table:style-name="Tableau1.A2" office:value-type="string">
            <text:p text:style-name="P16">Impression d’un menu</text:p>
          </table:table-cell>
          <table:table-cell table:style-name="Tableau1.A2" office:value-type="string">
            <text:p text:style-name="P16">La demande d’impression d’un menu doit pouvoir se faire depuis la page d’accueil et être en lien avec le back-office de Qwenta pour le passage en commande.</text:p>
          </table:table-cell>
          <table:table-cell table:style-name="Tableau1.A2" office:value-type="string">
            <text:p text:style-name="P16">react-to-print</text:p>
          </table:table-cell>
          <table:table-cell table:style-name="Tableau1.A2" office:value-type="string">
            <text:p text:style-name="P16"><text:span text:style-name="T21">I</text:span>l s'agit d'un package npm qui vise à donner aux utilisateurs finaux la possibilité d'imprimer le contenu d'un composant en ouvrant une fenêtre d'impression</text:p>
            <text:p text:style-name="P16"/>
          </table:table-cell>
          <table:table-cell table:style-name="Tableau1.E2" office:value-type="string">
            <text:p text:style-name="P16">1) React-to-print tient compte du css appliqué sur la page que l’on souhaite imprimer.</text:p>
            <text:p text:style-name="P16">2) Permet d’imprimer seulement une partie du site.</text:p>
          </table:table-cell>
        </table:table-row>
        <table:table-row>
          <table:table-cell table:style-name="Tableau1.A2" office:value-type="string">
            <text:p text:style-name="P9">Visualisation des menus précédents</text:p>
          </table:table-cell>
          <table:table-cell table:style-name="Tableau1.A2" office:value-type="string">
            <text:p text:style-name="P9">L’ensemble des opérations (consultation, modification, suppression, création) doit pouvoir se faire en un seul endroit.</text:p>
          </table:table-cell>
          <table:table-cell table:style-name="Tableau1.A2" office:value-type="string">
            <text:p text:style-name="P9">Affichage dynamique via React VirtualDOM</text:p>
          </table:table-cell>
          <table:table-cell table:style-name="Tableau1.A2" office:value-type="string">
            <text:p text:style-name="P9">Le virtual DOM permet de représenter et de modifier une interface utilisateur conservée en mémoire.</text:p>
          </table:table-cell>
          <table:table-cell table:style-name="Tableau1.E2" office:value-type="string">
            <text:p text:style-name="P9">1) Cette approche permet beaucoup de flexibilité dans les modifications du DOM.</text:p>
            <text:p text:style-name="P9">2) React calcule de manière autonome les changements qui doivent être faits, cela permet de gagner beaucoup de temps.</text:p>
          </table:table-cell>
        </table:table-row>
        <table:table-row table:style-name="Tableau1.18">
          <table:table-cell table:style-name="Tableau1.A2" office:value-type="string">
            <text:p text:style-name="P9">Exportation Deliveroo</text:p>
          </table:table-cell>
          <table:table-cell table:style-name="Tableau1.A2" office:value-type="string">
            <text:p text:style-name="P9">L’envoi des menus doit se faire via une API Deliveroo dédiée.</text:p>
          </table:table-cell>
          <table:table-cell table:style-name="Tableau1.A2" office:value-type="string">
            <text:p text:style-name="P9">API deliveroo + react-convert-image</text:p>
          </table:table-cell>
          <table:table-cell table:style-name="Tableau1.A2" office:value-type="string">
            <text:p text:style-name="P9">React-convert-image est une librairie permettant de convertir du code en image au format WebP</text:p>
          </table:table-cell>
          <table:table-cell table:style-name="Tableau1.E2" office:value-type="string">
            <text:p text:style-name="P9">1) React-convert-image est très simple à installer. </text:p>
            <text:p text:style-name="P9">2) Le format WebP a l’avantage d’être très léger, cela permet de créer des pages fluides et rapides.</text:p>
          </table:table-cell>
        </table:table-row>
      </table:table>
      <table:table table:name="Tableau2" table:style-name="Tableau2">
        <table:table-column table:style-name="Tableau2.A"/>
        <table:table-column table:style-name="Tableau2.B"/>
        <table:table-column table:style-name="Tableau2.C"/>
        <table:table-column table:style-name="Tableau2.B"/>
        <table:table-column table:style-name="Tableau2.E"/>
        <table:table-row>
          <table:table-cell table:style-name="Tableau2.A1" office:value-type="string">
            <text:p text:style-name="P9">Partage sur Instagram</text:p>
          </table:table-cell>
          <table:table-cell table:style-name="Tableau2.A1" office:value-type="string">
            <text:p text:style-name="P9"><text:s/><text:span text:style-name="T28">La c</text:span>onnexion vers Instagram <text:span text:style-name="T28">doit impérativement se faire </text:span>via une API dédiée.</text:p>
          </table:table-cell>
          <table:table-cell table:style-name="Tableau2.A1" office:value-type="string">
            <text:h text:style-name="P3" text:outline-level="1"><text:bookmark text:name="api-graph-pour-instagram"/>API Graph pour Instagram</text:h>
            <text:p text:style-name="P9"/>
          </table:table-cell>
          <table:table-cell table:style-name="Tableau2.A1" office:value-type="string">
            <text:p text:style-name="P16">L’API Graph pour Instagram permet aux professionnel·les Instagram d’utiliser <text:span text:style-name="T21">l’</text:span> application pour gérer leur présence sur Instagram. Ces professionnel·les peuvent utiliser l’API pour obtenir et publier leur contenu multimédia, répondre aux commentaires sur leur contenu multimédia et les gérer, identifier les contenus sur lesquels ils et elles ont été @mentionné·es </text:p>
          </table:table-cell>
          <table:table-cell table:style-name="Tableau2.E1" office:value-type="string">
            <text:p text:style-name="P9">1) l’API permet de faire un grand nombre d’opérations pour ces utilisateurs (gérer les vidéos, les images, …)</text:p>
            <text:p text:style-name="P9">2)L’API est sécurisée directement par Facebook (META)</text:p>
          </table:table-cell>
        </table:table-row>
        <table:table-row>
          <table:table-cell table:style-name="Tableau2.A2" office:value-type="string">
            <text:p text:style-name="P10">Partage sur Instagram<text:span text:style-name="T28">(2)</text:span></text:p>
          </table:table-cell>
          <table:table-cell table:style-name="Tableau2.A2" office:value-type="string">
            <text:p text:style-name="P10">Il faut mettre les images au format carré pour l’envoi sur Instagram.</text:p>
          </table:table-cell>
          <table:table-cell table:style-name="Tableau2.A2" office:value-type="string">
            <text:p text:style-name="P37">React Image Crop</text:p>
          </table:table-cell>
          <table:table-cell table:style-name="Tableau2.A2" office:value-type="string">
            <text:p text:style-name="P38"/>
          </table:table-cell>
          <table:table-cell table:style-name="Tableau2.E2" office:value-type="string">
            <text:p text:style-name="P41"><text:span text:style-name="T28">1) </text:span>React Image Crop est facile à utiliser, avec une API simple et intuitive pour le recadrage d'images. Elle permet de définir facilement les propriétés de l'image à recadrer, telles que la taille, la position et la proportion du recadrage. </text:p>
            <text:p text:style-name="P41"><text:span text:style-name="T28">2) </text:span>Cette bibliothèque offre une grande flexibilité en termes de formats d'image pris en charge, avec la possibilité de recadrer des images au format JPG, PNG, SVG et autres. Elle prend également en charge le recadrage d'images de différentes tailles et proportions <text:span text:style-name="T28">(dont celles imposées par Instagram)</text:span>. </text:p>
          </table:table-cell>
        </table:table-row>
        <table:table-row>
          <table:table-cell table:style-name="Tableau2.A2" office:value-type="string">
            <text:p text:style-name="P39">Déconnexion de son compte</text:p>
          </table:table-cell>
          <table:table-cell table:style-name="Tableau2.A2" office:value-type="string">
            <text:p text:style-name="P39">Le restaurateur doit pouvoir se déconnecter depuis n’importe <text:soft-page-break/>quelle page connectée</text:p>
          </table:table-cell>
          <table:table-cell table:style-name="Tableau2.A2" office:value-type="string">
            <text:p text:style-name="P40"><text:span text:style-name="T23">JSON Web Token</text:span> (JWT) </text:p>
          </table:table-cell>
          <table:table-cell table:style-name="Tableau2.A2" office:value-type="string">
            <text:p text:style-name="P1"><text:span text:style-name="T34">Ce standard </text:span><text:span text:style-name="T33">permet l'échange sécurisé de jetons (tokens) entre </text:span><text:soft-page-break/><text:span text:style-name="T33">plusieurs parties </text:span><text:span text:style-name="T34">ou pages</text:span><text:span text:style-name="T33">. Cette sécurité de l’échange se traduit par la vérification de l'intégrité et de </text:span><text:a xlink:type="simple" xlink:href="https://fr.wikipedia.org/wiki/Authentification" text:style-name="Internet_20_link" text:visited-style-name="Visited_20_Internet_20_Link"><text:span text:style-name="T35">l'authenticité</text:span></text:a><text:span text:style-name="T33"> des données </text:span></text:p>
          </table:table-cell>
          <table:table-cell table:style-name="Tableau2.E2" office:value-type="string">
            <text:p text:style-name="P40">1) simplicité d’utilisation : le JSON Web Token permet de facilement partager les <text:soft-page-break/>données d’authentification.</text:p>
          </table:table-cell>
        </table:table-row>
        <table:table-row>
          <table:table-cell table:style-name="Tableau2.A2" office:value-type="string">
            <text:p text:style-name="P19">Modifications des infos utilisateurs</text:p>
          </table:table-cell>
          <table:table-cell table:style-name="Tableau2.A2" office:value-type="string">
            <text:p text:style-name="P19">Le restaurateur, une fois connecté, doit pouvoir <text:span text:style-name="T32">enregistrer toute modification qu’il apporte à son profil.</text:span></text:p>
          </table:table-cell>
          <table:table-cell table:style-name="Tableau2.A2" office:value-type="string">
            <text:p text:style-name="P13">Node.js</text:p>
          </table:table-cell>
          <table:table-cell table:style-name="Tableau2.A2" office:value-type="string">
            <text:p text:style-name="P14">Node.js est un langage de programmation back-end qui permet la création d’API.</text:p>
          </table:table-cell>
          <table:table-cell table:style-name="Tableau2.E2" office:value-type="string">
            <text:p text:style-name="P12">1) Utilisation du langage Javascript ce qui permettra de le front-end et back-end avec un seul langage. 2) <text:span text:style-name="T17">Rapidité d’exécution des appels vers le serveur, cela favorise la rapidité des réponses de la base de données.</text:span></text:p>
          </table:table-cell>
        </table:table-row>
        <table:table-row>
          <table:table-cell table:style-name="Tableau2.A2" office:value-type="string">
            <text:p text:style-name="P19">Intégration du dash-board</text:p>
          </table:table-cell>
          <table:table-cell table:style-name="Tableau2.A2" office:value-type="string">
            <text:p text:style-name="P19">Accès aux 3 dernier articles de blog de Qwenta qui parlent de MenuMaker</text:p>
          </table:table-cell>
          <table:table-cell table:style-name="Tableau2.A2" office:value-type="string">
            <text:p text:style-name="P9"><text:span text:style-name="T22">Connexion au blog de Qwenta avec l’a</text:span>ffichage dynamique via React VirtualDOM</text:p>
          </table:table-cell>
          <table:table-cell table:style-name="Tableau2.A2" office:value-type="string">
            <text:p text:style-name="P9">Le virtual DOM permet de représenter et de modifier une interface utilisateur conservée en mémoire.</text:p>
          </table:table-cell>
          <table:table-cell table:style-name="Tableau2.E2" office:value-type="string">
            <text:p text:style-name="P9">1) Cette approche permet beaucoup de flexibilité dans les modifications du DOM.</text:p>
            <text:p text:style-name="P9">2) React calcule de manière autonome les changements qui doivent être faits, cela permet de gagner beaucoup de temps.</text:p>
          </table:table-cell>
        </table:table-row>
        <table:table-row>
          <table:table-cell table:style-name="Tableau2.A2" office:value-type="string">
            <text:p text:style-name="P19">Branding restaurateur</text:p>
          </table:table-cell>
          <table:table-cell table:style-name="Tableau2.A2" office:value-type="string">
            <text:p text:style-name="P16">Le restaurateur doit pouvoir ajouter / modifier / supprimer <text:span text:style-name="T22">son logo ou les couleurs de base</text:span></text:p>
          </table:table-cell>
          <table:table-cell table:style-name="Tableau2.A2" office:value-type="string">
            <text:p text:style-name="P9"><text:span text:style-name="T22">Connexion au blog de Qwenta avec l’a</text:span>ffichage dynamique via React VirtualDOM</text:p>
          </table:table-cell>
          <table:table-cell table:style-name="Tableau2.A2" office:value-type="string">
            <text:p text:style-name="P9">Le virtual DOM permet de représenter et de modifier une interface utilisateur conservée en mémoire.</text:p>
          </table:table-cell>
          <table:table-cell table:style-name="Tableau2.E2" office:value-type="string">
            <text:p text:style-name="P9">1) Cette approche permet beaucoup de flexibilité dans les modifications du DOM.</text:p>
            <text:p text:style-name="P9">2) React calcule de manière autonome les changements qui doivent être faits, cela permet de gagner beaucoup de temps.</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tserrat" svg:font-family="Montserrat"/>
    <style:font-face style:name="Montserrat1" svg:font-family="Montserrat" style:font-pitch="variable"/>
    <style:font-face style:name="Montserrat2" svg:font-family="Montserrat" style:font-family-generic="roman" style:font-pitch="variable"/>
    <style:font-face style:name="Montserrat3" svg:font-family="Montserrat"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20T18:14:25.234000000</meta:creation-date>
    <dc:date>2023-04-26T22:14:17.012000000</dc:date>
    <meta:editing-duration>P1DT5H46M38S</meta:editing-duration>
    <meta:editing-cycles>27</meta:editing-cycles>
    <meta:generator>LibreOffice/7.5.0.3$Windows_X86_64 LibreOffice_project/c21113d003cd3efa8c53188764377a8272d9d6de</meta:generator>
    <meta:document-statistic meta:table-count="2" meta:image-count="0" meta:object-count="0" meta:page-count="3" meta:paragraph-count="140" meta:word-count="1744" meta:character-count="11231" meta:non-whitespace-character-count="9592"/>
  </office:meta>
</office:document-meta>
</file>